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Standard">
      <style:text-properties fo:font-weight="bold" style:font-weight-asian="bold"/>
    </style:style>
    <style:style style:name="P4" style:family="paragraph" style:parent-style-name="Standard">
      <style:paragraph-properties fo:text-align="center" style:justify-single-word="false"/>
      <style:text-properties fo:font-size="13pt" style:font-size-asian="13pt" style:font-size-complex="13pt"/>
    </style:style>
    <style:style style:name="P5" style:family="paragraph" style:parent-style-name="Standard">
      <style:paragraph-properties fo:margin-left="1.249cm" fo:margin-right="0cm" fo:text-indent="1.249cm" style:auto-text-indent="false"/>
      <style:text-properties fo:language="fr" fo:country="BE"/>
    </style:style>
    <style:style style:name="P6" style:family="paragraph" style:parent-style-name="Standard">
      <style:paragraph-properties fo:margin-left="1.249cm" fo:margin-right="0cm" fo:text-indent="1.249cm" style:auto-text-indent="false"/>
      <style:text-properties fo:language="fr" fo:country="BE" fo:font-weight="bold" style:font-weight-asian="bold"/>
    </style:style>
    <style:style style:name="P7" style:family="paragraph" style:parent-style-name="Standard">
      <style:text-properties fo:font-weight="normal" style:font-weight-asian="normal" style:font-weight-complex="normal"/>
    </style:style>
    <style:style style:name="P8" style:family="paragraph" style:parent-style-name="UrbanBody">
      <style:text-properties fo:font-weight="bold" style:font-weight-asian="bold" style:font-weight-complex="bold"/>
    </style:style>
    <style:style style:name="P9" style:family="paragraph" style:parent-style-name="UrbanBody" style:list-style-name="L1"/>
    <style:style style:name="P10" style:family="paragraph" style:parent-style-name="UrbanBody">
      <style:paragraph-properties fo:text-align="start" style:justify-single-word="false"/>
    </style:style>
    <style:style style:name="P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text-position="super 58%"/>
    </style:style>
    <style:style style:name="T7" style:family="text">
      <style:text-properties fo:font-size="10pt" style:font-size-asian="10pt"/>
    </style:style>
    <style:style style:name="T8" style:family="text">
      <style:text-properties fo:font-style="italic" style:font-style-asian="italic"/>
    </style:style>
    <style:style style:name="T9" style:family="text">
      <style:text-properties fo:font-weight="normal" style:font-weight-asian="normal" style:font-weight-complex="normal"/>
    </style:style>
    <style:style style:name="T10" style:family="text">
      <style:text-properties fo:language="none" fo:country="none" style:language-asian="none" style:country-asian="none"/>
    </style:style>
    <style:style style:name="T11"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3"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fo:color="#000000"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6"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run-through" style:number-wrapped-paragraphs="no-limit" style:vertical-pos="middle" style:vertical-rel="baseline" style:horizontal-pos="from-left" style:horizontal-rel="page" fo:background-color="transparent" style:background-transparency="100%" fo:padding="0cm" fo:border="none" style:shadow="non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rbanBody"><draw:frame draw:style-name="fr1" draw:name="Cadre2" text:anchor-type="as-char" svg:width="7.128cm" draw:z-index="0"><draw:text-box fo:min-height="5.226cm"><text:p text:style-name="P2"><office:annotation><dc:creator>Gauthier Bastien</dc:creator><dc:date>2011-01-13T14:56:41</dc:date><text:p text:style-name="P11"><text:span text:style-name="T17">do text</text:span></text:p><text:p text:style-name="P11"><text:span text:style-name="T17">from document(at=header, format='odt')</text:span></text:p></office:annotation><text:span text:style-name="T2">Import depuis header.odt</text:span></text:p></draw:text-box></draw:frame></text:p>
      <text:p text:style-name="UrbanBody"/>
      <text:p text:style-name="UrbanBody"/>
      <text:p text:style-name="UrbanTitle">Environnement – Déclaration -Décision concernant</text:p>
      <text:p text:style-name="UrbanTitle"><text:s/>l'émission de conditions complémentaires</text:p>
      <text:p text:style-name="UrbanTitle"/>
      <text:p text:style-name="UrbanBody"><office:annotation><dc:creator>Gauthier Bastien</dc:creator><dc:date>2011-02-16T16:12:24</dc:date><text:p text:style-name="P11"><text:span text:style-name="T16">do text if len(self.getApplicants()) &gt; 1</text:span></text:p></office:annotation><text:span text:style-name="T4">Demandeurs :</text:span> <text:text-input text:description="Demandeurs">self.getApplicantsSignaletic()</text:text-input></text:p>
      <text:p text:style-name="UrbanBody"><office:annotation><dc:creator>Gauthier Bastien</dc:creator><dc:date>2011-02-16T16:13:21</dc:date><text:p text:style-name="P11"><text:span text:style-name="T15">do text if not len(self.getApplicants()) &gt; 1</text:span></text:p></office:annotation><text:span text:style-name="T4">Demandeur :</text:span> <text:text-input text:description="Demandeurs">self.getApplicantsSignaletic()</text:text-input></text:p>
      <text:p text:style-name="UrbanBody"/>
      <text:p text:style-name="P5"><text:span text:style-name="T3">LE COLLEGE COMMUNAL</text:span>,</text:p>
      <text:p text:style-name="P6"/>
      <text:p text:style-name="Standard">Vu la demande de déclaration introduite pour <text:text-input text:description="Permis de bâtir-Objet du permis">self.getLicenceSubject()</text:text-input>.</text:p>
      <text:section text:style-name="Sect1" text:name="Section1">
        <text:p text:style-name="P3"><office:annotation><dc:creator>Simon Delcourt</dc:creator><dc:date>2012-12-04T15:36:36</dc:date><text:p text:style-name="P11"><text:span text:style-name="T13">do section for rubric in self.getRubrics()</text:span></text:p></office:annotation><text:span text:style-name="T9">N° </text:span><text:span text:style-name="T9"><text:text-input text:description="Permis de bâtir-Objet du permis">rubric.getNumber()</text:text-input></text:span><text:span text:style-name="T9">, Classe </text:span><text:span text:style-name="T9"><text:text-input text:description="Permis de bâtir-Objet du permis">rubric.getClass()</text:text-input></text:span><text:span text:style-name="T9"> :</text:span></text:p>
        <text:p text:style-name="P7"><office:annotation><dc:creator>Simon Delcourt</dc:creator><dc:date>2012-12-04T15:53:13</dc:date><text:p><text:span text:style-name="T14">do text </text:span></text:p><text:p>from xhtml(self.portal_urban.decorateHTML('UrbanBody',rubric.getFormattedDescription()))</text:p></office:annotation></text:p>
      </text:section>
      <text:p text:style-name="Standard"/>
      <text:p text:style-name="Standard">Vu le décret du 11 mars 1999 relatif au permis d'environnement ;</text:p>
      <text:p text:style-name="Standard"/>
      <text:p text:style-name="Standard">Vu la loi du 28 décembre 1964 relative à la lutte contre la pollution atmosphérique ;</text:p>
      <text:p text:style-name="Standard"/>
      <text:p text:style-name="Standard">Vu la loi du 18 juillet 1973 relative à la lutte contre le bruit ;</text:p>
      <text:p text:style-name="Standard"/>
      <text:p text:style-name="Standard">Vu la loi du 30 juillet 1979 relative à la prévention des incendies et des explosions ainsi qu’à l’assurance obligatoire de la responsabilité civile dans ces mêmes circonstances ;</text:p>
      <text:p text:style-name="Standard"/>
      <text:p text:style-name="Standard">Vu le décret du 27 juin 1996 relatif aux déchets ;</text:p>
      <text:p text:style-name="Standard"/>
      <text:p text:style-name="Standard">Vu le décret du 27 mai 2004 relatif au Livre I<text:span text:style-name="T6">er</text:span> du Code de l'Environnement ;</text:p>
      <text:p text:style-name="Standard"/>
      <text:p text:style-name="Standard">Vu l'arrêté du Gouvernement wallon du 4 juillet 2002 arrêtant la liste des projets soumis à étude d'incidences et des installations et activités classées ;</text:p>
      <text:p text:style-name="Standard"/>
      <text:p text:style-name="Standard">Vu l'arrêté du Gouvernement wallon du 4 juillet 2002 relatif à la procédure et à diverses mesures d'exécution du décret du 11 mars 1999 relatif au permis d'environnement ;</text:p>
      <text:p text:style-name="Standard"/>
      <text:p text:style-name="Standard">Vu l'arrêté du Gouvernement wallon du 4 juillet 2002 fixant les conditions générales d'exploitation des établissements visés par le décret du 11 mars 1999 relatif au permis d'environnement ;</text:p>
      <text:p text:style-name="Standard"/>
      <text:p text:style-name="Standard">Vu l'arrêté du Gouvernement wallon du 3 mars 2005 relatif au Livre II du Code de l'Environnement, contenant le Code de l'Eau ;</text:p>
      <text:p text:style-name="Standard"/>
      <text:p text:style-name="Standard">Vu l'arrêté du Gouvernement wallon 17 mars 2005 relatif au Livre I<text:span text:style-name="T6">er</text:span> du Code de l'environnement ;</text:p>
      <text:p text:style-name="Standard"/>
      <text:p text:style-name="Standard"><text:soft-page-break/>Vu<text:span text:style-name="T7"> </text:span>l'arrêté du Gouvernement wallon du 31 mai 2007 déterminant les conditions intégrales relatives aux installations de stockage temporaire d'huiles usagées (<text:span text:style-name="T8">Moniteur belge</text:span> du 20 juin 2007) ;</text:p>
      <text:p text:style-name="Standard"/>
      <text:p text:style-name="Standard">Vu que des conditions intégrales ne sont toujours pas émises par le Gouvernement Wallon pour ce type d’exploitation,</text:p>
      <text:p text:style-name="Standard"/>
      <text:p text:style-name="Standard">Vu la possibilité pour le Collège communal d’émettre des conditions complémentaires, en vertu de l’article 14 du décret relatif au permis d’environnement</text:p>
      <text:p text:style-name="Standard"/>
      <text:p text:style-name="Standard">Considérant que le Collège décide d’user de cette faculté,</text:p>
      <text:p text:style-name="Standard"/>
      <text:p text:style-name="Standard">Attendu que l’exploitant a été averti de cette possibilité,</text:p>
      <text:p text:style-name="Standard"/>
      <text:p text:style-name="Standard"/>
      <text:p text:style-name="P4">DECIDE</text:p>
      <text:p text:style-name="UrbanBody"/>
      <text:p text:style-name="UrbanBody"><text:span text:style-name="T4">Article 1 :</text:span></text:p>
      <text:p text:style-name="UrbanBody">L’exploitation de l’établissement décrit ci-après est autorisée moyennant le respect des prescriptions légales et réglementaires en vigueur et des conditions complémentaires précisées dans le présent arrêté.</text:p>
      <text:p text:style-name="UrbanBody"/>
      <text:p text:style-name="UrbanBody"><text:span text:style-name="T4">Article 2 :</text:span></text:p>
      <text:p text:style-name="UrbanBody">Les conditions applicables à l’établissement sont les suivantes :</text:p>
      <text:p text:style-name="UrbanBody"/>
      <text:p text:style-name="UrbanBody">Les prescriptions de l’arrêté du gouvernement wallon du 4 juillet 2002 fixant les conditions générales d’exploitation des établissements visés par le décret du 11 mars 1999 relatif au permis d’environnement ;</text:p>
      <text:p text:style-name="UrbanBody">Les dispositions du Règlement général sur les installations électriques ;</text:p>
      <text:p text:style-name="UrbanBody">Les prescriptions non abrogées du RGPT, notamment celles des Titres II et III </text:p>
      <text:p text:style-name="UrbanBody">Le règlement communal d’urbanisme;</text:p>
      <text:p text:style-name="UrbanBody">Le C.W.A.T.U.P.E. ;</text:p>
      <text:p text:style-name="UrbanBody">La Charte du Respect de l’Autre ;</text:p>
      <text:p text:style-name="UrbanBody">Le Code de la route.</text:p>
      <text:p text:style-name="UrbanBody"/>
      <text:p text:style-name="UrbanBody"><text:span text:style-name="T4">Article 3 : </text:span></text:p>
      <text:p text:style-name="UrbanBody">L’exploitant est tenu :</text:p>
      <text:p text:style-name="UrbanBody"/>
      <text:p text:style-name="UrbanBody">1° de prendre toutes les précautions nécessaires pour éviter, réduire ou remédier aux dangers, nuisances et inconvénients de l’exploitation ;</text:p>
      <text:p text:style-name="UrbanBody"/>
      <text:p text:style-name="UrbanBody">2° de signaler immédiatement à l’autorité compétente tout cas d’accident ou d’incident de nature à porter préjudice aux intérêts visés à l’article 2 du décret du 11 mars 1999 relatif au permis d’environnement ;</text:p>
      <text:p text:style-name="UrbanBody"/>
      <text:p text:style-name="UrbanBody">3° de fournir toute l’assistance nécessaire pour permettre aux fonctionnaires et agents compétents de mener à bien leur actions visées à l’article 61, § 1<text:span text:style-name="T6">er</text:span>, points 3, 4 et 5, du décret du 11 mars 1999 relatif au permis d’environnement ;</text:p>
      <text:p text:style-name="UrbanBody"/>
      <text:p text:style-name="UrbanBody">4° de conserver, sur les lieux même de l’établissement où tout endroit convenu avec l’autorité compétente, l’ensemble des permis ou déclarations en vigueur, toutes décisions prescrivant des conditions complémentaires d’exploitation, ainsi que le registre des modifications intervenues et la liste d’incidents et accidents visés au 2° ;</text:p>
      <text:p text:style-name="UrbanBody"><text:soft-page-break/></text:p>
      <text:p text:style-name="UrbanBody">5° de conserver également aux mêmes lieux, tous les rapports, certificats et procès verbaux émanant <text:s/>d’organisme de contrôle, de visiteurs ou d’experts, ayant trait à la sécurité ou la salubrité publique ;</text:p>
      <text:p text:style-name="UrbanBody"/>
      <text:p text:style-name="UrbanBody">6° d’informer l’autorité compétente et le fonctionnaire technique de toute cessation d’activité au moins 10 jours avant cette opération sauf cas de force majeur ;</text:p>
      <text:p text:style-name="UrbanBody"/>
      <text:p text:style-name="UrbanBody"><office:annotation><dc:creator>Simon Delcourt</dc:creator><dc:date>2012-12-04T10:26:00</dc:date><text:p><text:span text:style-name="T13">do text </text:span></text:p><text:p>from xhtml(self.portal_urban.decorateHTML('UrbanBody',self.getAdditionalConditions()))</text:p></office:annotation></text:p>
      <text:p text:style-name="UrbanBody"/>
      <text:p text:style-name="UrbanBody"/>
      <text:p text:style-name="P8">Article ?:</text:p>
      <text:p text:style-name="UrbanBody">Recours</text:p>
      <text:p text:style-name="UrbanBody"/>
      <text:p text:style-name="UrbanBody">Un recours auprès du Ministre de l'Environnement, de l’Aménagement du territoire et de la Mobilité est ouvert à toute personne physique ou morale justifiant d'un intérêt, ainsi qu'au fonctionnaire technique.</text:p>
      <text:p text:style-name="UrbanBody"/>
      <text:p text:style-name="UrbanBody">Sous peine d'irrecevabilité, le recours doit être adressé par lettre recommandée à la poste avec accusé de réception ou remis contre récépissé au fonctionnaire technique compétent sur recours - Ministère de la Région wallonne c/o Direction générale des Ressources naturelles et de l'Environnement, avenue Prince de Liège, 15 à 5100 NAMUR (Jambes) - dans un délai de vingt jours :</text:p>
      <text:p text:style-name="UrbanBody"/>
      <text:p text:style-name="UrbanBody">1°<text:tab/>à dater de la réception de la décision pour le demandeur et le fonctionnaire technique ;</text:p>
      <text:p text:style-name="UrbanBody">2°<text:tab/>à dater du premier jour de l'affichage de la décision pour les personnes non visées au 1°. Si la décision est affichée dans plusieurs communes, le délai est prolongé jusqu'au vingtième jour suivant le premier jour de l'affichage dans la commune qui y a procédé la dernière.</text:p>
      <text:p text:style-name="UrbanBody"/>
      <text:p text:style-name="UrbanBody">Le recours n'est pas suspensif de la décision attaquée, sauf s'il est introduit par le fonctionnaire technique.</text:p>
      <text:p text:style-name="UrbanBody"><text:span text:style-name="T5">Le recours est introduit</text:span> selon les dispositions de l'arrêté du Gouvernement wallon du 4 juillet 2002 relatif à la procédure et à diverses mesures d'exécution du décret du 11 mars 1999 relatif au permis d'environnement, et, notamment, <text:span text:style-name="T5">en utilisant exclusivement le formulaire repris à l'annexe XI de l'arrêté précité</text:span>.</text:p>
      <text:p text:style-name="UrbanBody"/>
      <text:p text:style-name="UrbanBody">Un droit de dossier de 25,00 euros est à verser sur le compte 091-2150215-45 de la Division de la Prévention et des Autorisations, avenue Prince de Liège, 15 à 5100 NAMUR (Jambes).</text:p>
      <text:p text:style-name="UrbanBody"/>
      <text:p text:style-name="P8">Article ?:</text:p>
      <text:p text:style-name="UrbanBody">Le présent arrêté est envoyé au déclarant,</text:p>
      <text:p text:style-name="UrbanBody"/>
      <text:list xml:id="list1060804798" text:style-name="L1">
        <text:list-item>
          <text:p text:style-name="P9">soit par lettre recommandée à la poste avec accusé de réception ;</text:p>
        </text:list-item>
        <text:list-item>
          <text:p text:style-name="P9">soit par le recours à toute formule similaire permettant de donner date certaine à l’envoi et à la réception de l’acte, quel que soit le service de distribution du courrier utilisé ;</text:p>
        </text:list-item>
        <text:list-item>
          <text:p text:style-name="P9">soit par le dépôt de l’acte contre récépissé.</text:p>
        </text:list-item>
      </text:list>
      <text:p text:style-name="UrbanBody"/>
      <text:p text:style-name="UrbanBody">Une copie certifiée conforme du présent arrêté est envoyée selon les mêmes dispositions,</text:p>
      <text:p text:style-name="UrbanBody"/>
      <text:p text:style-name="UrbanBody">au Fonctionnaire technique du Service Public de Wallonie, DGO3 - Agriculture, Ressources Naturelles et Environnement, Département Permis et Autorisations, Direction de , <text:s/>à <text:s/>.</text:p>
      <text:p text:style-name="UrbanBody"/>
      <text:p text:style-name="UrbanBody">au Fonctionnaire délégué du Service Public de Wallonie, DGO4 - Aménagement du Territoire, <text:soft-page-break/>Logement, Patrimoine et Energie, Département Aménagement du territoire et de l'Urbanisme, Direction de <text:span text:style-name="T10">Liege</text:span>, <text:span text:style-name="T10">Montagne Ste Walburge, 2</text:span> à <text:span text:style-name="T10">4000</text:span> <text:span text:style-name="T10">Liege</text:span>. </text:p>
      <text:p text:style-name="UrbanBody"/>
      <text:p text:style-name="UrbanBody">Une copie certifiée conforme du présent arrêté est envoyée par pli ordinaire,</text:p>
      <text:p text:style-name="UrbanBody"/>
      <text:p text:style-name="UrbanBody">au Service Public de Wallonie, DGO3 - Agriculture, Ressources Naturelles et Environnement, Département Police et Contrôles</text:p>
      <text:p text:style-name="UrbanBody"/>
      <text:p text:style-name="UrbanBody">EN SEANCE A <text:text-input text:description="Misc-Commune">tool.getCityName(prefixed=False)</text:text-input>, LE <text:text-input text:description="Evénement-Date de la décision">tool.formatDate(urbanEventObj.getDecisionDate())</text:text-input></text:p>
      <text:p text:style-name="UrbanBody"/>
      <text:p text:style-name="P10"><text:span text:style-name="T1"><office:annotation><dc:creator>sde </dc:creator><dc:date>2011-07-27T10:02:32</dc:date><text:p text:style-name="P11"><text:span text:style-name="T11">do text</text:span></text:p><text:p text:style-name="P11"><text:span text:style-name="T12">from document(at=signatures, format='odt')</text:span></text:p></office:annotation></text:spa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0cm"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09-07-27T10:37:25</meta:creation-date>
    <dc:date>2012-12-05T09:19:48</dc:date>
    <dc:language>fr-FR</dc:language>
    <meta:editing-cycles>62</meta:editing-cycles>
    <meta:editing-duration>P1DT8H48M16S</meta:editing-duration>
    <dc:creator>Simon Delcourt</dc:creator>
    <meta:document-statistic meta:table-count="0" meta:image-count="0" meta:object-count="0" meta:page-count="4" meta:paragraph-count="69" meta:word-count="1099" meta:character-count="7043" meta:non-whitespace-character-count="6010"/>
    <meta:user-defined meta:name="Info 1"/>
    <meta:user-defined meta:name="Info 2"/>
    <meta:user-defined meta:name="Info 3"/>
    <meta:user-defined meta:name="Info 4"/>
  </office:meta>
</office:document-meta>
</file>